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Andalusita ros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Secciones basales casi cuadrada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Moderado - 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 con una ligera tonalidad rosada muy característica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Ligero en algunas zon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Muy mala en dos direcciones que se cruzan a 90º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A biotita, entre otr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Apreciable en algunas zon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75" table:style-name="ce6">
            <text:p>7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Biotita 15%</text:p>
          </table:table-cell>
          <table:table-cell office:value-type="string" table:style-name="ce8">
            <text:p>Cuarzo 5%</text:p>
          </table:table-cell>
          <table:table-cell office:value-type="string" table:style-name="ce8">
            <text:p>Opacos 5%</text:p>
          </table:table-cell>
          <table:table-cell table:number-columns-repeated="4" table:style-name="ce8"/>
          <table:table-cell table:number-columns-repeated="16376"/>
        </table:table-row>
        <table:table-row table:number-rows-repeated="5" table:style-name="ro1">
          <table:table-cell table:number-columns-repeated="8" table:style-name="ce8"/>
          <table:table-cell table:number-columns-repeated="16376"/>
        </table:table-row>
        <table:table-row table:number-rows-repeated="1048570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Andaluc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Al<text:span text:style-name="T2">3</text:span>SiO<text:span text:style-name="T2">5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orfa a alotriomorfa de hábito prismático y sección basal cuadrad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Medio - alt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, a veces rosado y raramente verde cla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Ligero en variedades coloreada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n</text:p>
          </table:table-cell>
          <table:table-cell office:value-type="string" table:style-name="ce5">
            <text:p>{111} clara y {100} infrecuente (en ángulos de 90º en secciones basales)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Alteración</text:p>
          </table:table-cell>
          <table:table-cell office:value-type="string" table:style-name="ce5">
            <text:p>Fácilmente a sericita y más raramente a una mezcla de corindón, espinela con rutilo y feldespat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blancos amarillento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 en secciones longitudinales y simétrica a las basa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Muy poco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Inexist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 en general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19:41:34Z</dc:date>
    <meta:editing-cycles>5</meta:editing-cycles>
    <meta:editing-duration>PT1353S</meta:editing-duration>
  </office:meta>
</office:document-meta>
</file>